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l" fo:country="NL" fo:font-weight="bold" style:font-size-asian="10.5pt" style:font-weight-asian="bold" style:font-weight-complex="bold"/>
    </style:style>
    <style:style style:name="P2" style:family="paragraph" style:parent-style-name="Standard">
      <style:text-properties fo:language="nl" fo:country="NL" fo:font-style="italic" style:font-size-asian="10.5pt" style:font-style-asian="italic" style:font-style-complex="italic"/>
    </style:style>
    <style:style style:name="P3" style:family="paragraph" style:parent-style-name="Standard">
      <style:text-properties fo:language="nl" fo:country="NL" style:font-size-asian="10.5pt"/>
    </style:style>
    <style:style style:name="P4" style:family="paragraph" style:parent-style-name="Standard">
      <style:text-properties fo:language="nl" fo:country="NL" fo:font-weight="normal" style:font-size-asian="10.5pt" style:font-weight-asian="normal" style:font-weight-complex="normal"/>
    </style:style>
    <style:style style:name="T1" style:family="text">
      <style:text-properties fo:language="nl" fo:country="NL"/>
    </style:style>
    <style:style style:name="T2" style:family="text">
      <style:text-properties fo:language="nl" fo:country="NL"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Open Build Service: Een Pakket Bouwers' Droom!</text:p>
      <text:p text:style-name="P2">Door Helen South</text:p>
      <text:p text:style-name="P2">Vertaling door Jos Poortvliet</text:p>
      <text:p text:style-name="P2"/>
      <text:p text:style-name="P3">Het maken van pakketten onder Linux is niet zo eenvoudig als het zou moeten zijn. Verschillende pakket beheer systemen, architecturen, patch beheer systemen, naam- en versie conventies en ook vertalingen en internationale samenwerking – het maakt het er allemaal niet makkelijker op.</text:p>
      <text:p text:style-name="P3"/>
      <text:p text:style-name="P3">Maar overal waar je een complex probleem tegenkomt in de IT-wereld kun je een script vinden wat het makkelijker maakt. Toen de openSUSE ontwikkelaars hun werk probeerden te stroomlijnen ontwikkelden ze een aantal praktische oplossingen. Deze scripts evolueerden tot de 'Open Build Service', door een ontwikkelaar beschreven als “een berg vieze Perl hacks met een mooie interface”. De Open Build Service, ooit openSUSE Build Service genoemd, werd al snel uitgebreid om pakketten te bouwen voor een hele reeks Linux distributies waaronder Debian, Mandriva, Ubuntu, Red Hat, Fedora en uiteraard openSUSE and SUSE Linux Enterprise.</text:p>
      <text:p text:style-name="P3"/>
      <text:p text:style-name="P3">Ondersteunde platformen zijn onder andere PowerPC, x86 en x86_64 maar ook ARM processoren. De code heeft ondersteuning voor Sparc, ia64 en zSeries maar de publieke (en meest gebruikte) versie op build.opensuse.org heeft geen build hosts voor deze architecturen. De code mag dan niet mooi zijn, de flexibiliteit van OBS is een direct resultaat van de groei vanuit praktische eisen. OBS is geen mooi ontworpen oplossing op zoek naar een probleem maar een praktische oplossing voor het dagelijks bouwen en verspreiden van software.</text:p>
      <text:p text:style-name="P3"/>
      <text:p text:style-name="Standard"><text:span text:style-name="T2">De openSUSE ontwikkelaars waren van mening dat het publiek maken van OBS een goede manier was om een verschil te maken voor vrije software. De investering in tijd en moeite is het zeker waard geweest, gezien de manier waarop OBS </text:span><text:span text:style-name="T1">problemen</text:span><text:span text:style-name="T2"> voor pakket bouwers oplost. Daarbij, al die mensen die pakketten bouwen op OBS nemen vrijwel altijd ook openSUSE mee, wat zorgt dat er meer software beschikbaar is voor de openSUSE gebruikers. En ja, dat werkt. De publieke versie op build.opensuse.org heeft meer dan 170.000 pakketten, gebouwd door ruim 30.000 ontwikkelaars. De site ondersteund het bouwen voor 25 Linux distributies en 7 architecturen en de pakketten worden maandelijks met meer dan honderd miljoen downloads naar miljoenen gebruikers verzonden!</text:span></text:p>
      <text:p text:style-name="P3"/>
      <text:p text:style-name="P3">De OBS werkt met behulp van virtualisatie, wat zorgt dat de servers efficiënt worden ingezet en de infrastructuur en beheerskosten minimaliseert. Daar OBS open source is en erg modulair in opbouw is het vrij eenvoudig om zelf een OBS op te zetten. Onder andere Intel en Nokia's MeeGo, de opvolger Mer en de VLC community maken hiervan gebruik maar ook een groot aantal universiteiten en bedrijven als Dell en Cray Supercomputers zetten OBS in om intern of voor de buitenwereld pakketten te bouwen.</text:p>
      <text:p text:style-name="P3"/>
      <text:p text:style-name="P1">Op Kleine Schaal: Doe-het-zelf Pakketten Bouwen</text:p>
      <text:p text:style-name="P3"/>
      <text:p text:style-name="P3">Wanneer we praten over infrastructuur en software ontwikkeling denken we vaak aan grote bedrijven. Maar OBS kan nuttig zijn op zeer kleine schaal. Systeem beheerder en Novell TTP boardmember Richard Brown leerde OBS kennen op Brainshare2010, waar lead ontwikkelaar Adrian Schröter een presentatie gaf. Toen Richard de BlueProximity security tool nodig had maar alleen broncode kon vinden, begon hij te zoeken in de OBS bronnen.</text:p>
      <text:p text:style-name="P3"/>
      <text:p text:style-name="P3">“Ik vond een oude kopie van iemand die ooit geprobeerd had er een pakket van te maken in zijn home project. Dus ik nam dat als uitgangspunt, en na wat zoeken op de wiki lukte het me om het pakket te <text:soft-page-break/>bouwen op mijn test machine.”</text:p>
      <text:p text:style-name="P3"/>
      <text:p text:style-name="P3">“Daarna heb ik het pakket met hulp van anderen op IRC laten voldoen aan de pakket bouw regels in openSUSE. Dat viel niet mee, ik vond dat er nogal moeilijk werd gedaan. Maar nu ik wat meer heb geleerd en kijk naar pakketten van andere mensen (en distributies) merk ik wel dat de aandacht voor kleine details die door openSUSE wordt vereist (en die door OBS makkelijk wordt gemaakt) echt helpt. Vooral wanneer je een probleem tegenkomt!”</text:p>
      <text:p text:style-name="P3"/>
      <text:p text:style-name="P3">Dankzij Richard's inzet is het 'BlueProximity' pakket, door hem beschreven als een 'leuk klein tooltje', deel van openSUSE sinds de 11.4 versie.</text:p>
      <text:p text:style-name="P3"/>
      <text:p text:style-name="P3">Niet slecht voor een systeem beheerder die claimt vrijwel geen programmeer kennis heeft en zegt dat hij “alleen comfortabel is met de basis van shell scripts en dat soort geklooi”. Je hoeft inderdaad geen guru te zijn om OBS te gebruiken, al moet je de basis van pakketten bouwen wel begrijpen. Het bekende “RTFM” (read the f* manual of “lees de handleiding”) gaat hier ook op: er is veel documentatie beschikbaar van OBS en wat niet in wiki's gevonden kan worden is meestal wel ergens te googelen. De community werkt aan het schrijven van een echt OBS hand boek. Richard merkt op dat hulp eenvoudig te verkrijgen is: “Kort gezegd, ik vind de OBS, voor wie een beetje begrijpt hoe het werkt, een fenomenaal mooie en flexibele tool voor het bouwen van pakketten. De eenvoudige interface, samen met de help die je kunt krijgen op de wiki's, forums, IRC en email lijsten, maakt het simpele bouwen van een pakketje voor jezelf zo eenvoudig dat het zonde is om het daarna niet toe te voegen aan openSUSE!”</text:p>
      <text:p text:style-name="P3"/>
      <text:p text:style-name="P1">Samenwerking: Werken met Anderen op de OBS</text:p>
      <text:p text:style-name="P3"/>
      <text:p text:style-name="P3">Je kunt altijd meer leren in de wereld van Open Source. Nadat hij dit 'simpele' project had afgemaakt begaf Richard zich al snel naar meer complexe problemen. “Gedurende de openSUSE 11.3 beta periode was ik bezig met het uitzoeken, repareren en testen van een irritant probleem met X (grafische systeem van Linux). De OBS speelde hierbij een belangrijke rol – de ontwikkelaars maakten een afsplitsing van de officiële pakketten, probeerden een verbetering, publiceerden de pakketten en maakten het beschikbaar voor testers. Die konden zelf ook weer afsplitsingen maken om kleine wijzigingen uit te proberen. OBS vormt op die manier echt een platform voor samenwerking aan verbeteringen aan een pakket en het bouwen van een Linux distributie.”</text:p>
      <text:p text:style-name="P3"/>
      <text:p text:style-name="P3">De OBS' ingebouwde versie beheer systeem is vrij eenvoudig. openSUSE ontwikkelaar Vincent Untz heeft daarom een plug-in geschreven onder de naam 'collab' om zo het proces van samenwerken te verbeteren. Deze tool is een uitbreiding van de commando regel applicatie 'OSC', een Python applicatie. Samen brengen deze twee applicaties samenwerking naar een nieuw niveau.</text:p>
      <text:p text:style-name="P3"/>
      <text:p text:style-name="P3">Sankar, een software ontwikkelaar actief in verschillende open source projecten, is van mening dat OSC-collab een significante verbetering is voor het werk aan een distributie. “In het openSUSE GNOME team maken we veel pakketten die van de GNOME Git servers komen. De verschillende GNOME ontwikkelaars maken tarballs klaar voor een release, volgend het release schema. Dus, na elke verandering bij GNOME moeten wij de tarballs gebruiken voor een nieuwe versie <text:s/>van onze pakketten. Met osc-collab kun je eenvoudig het commando “osc collab todo” geven, en je krijgt een lijst van applicaties met een nieuwere tarball. Je kunt dan aangeven welke je gaat aanpakken, en terwijl je aan het bouwen en testen bent werken de anderen aan andere pakketten! De reservering verdwijnt na twee dagen, voor het geval je plotseling toch geen tijd hebt of het pakket vergeet.” Dit vormt een simpele maar effectieve manier om samen te werken zonder op elkaars tenen te trappen of continue <text:soft-page-break/>meetings te houden om het werk synchroon te houden!</text:p>
      <text:p text:style-name="P3"/>
      <text:p text:style-name="P3">De osc-collab tool helpt ook om de saaie zaken van pakket bouwen te automatiseren. “Bijvoorbeeld, de veranderings logs worden automatisch aangepast zodat je vrijwel niets zelf hoeft te doen,” geeft Sankar aan. “Nadat het pakket is gebouwd kun je de verbeteringen opsturen naar de ontwikkelaars, die er dan naar kijken en het accepteren of commentaar geven.”</text:p>
      <text:p text:style-name="P3"/>
      <text:p text:style-name="P3">Dit model van afsplitsen en samenvoeg-verzoeken, vergelijkbaar met wat GitHub doet, zorgt voor betere samenwerking. Dat, gecombineerd met de mogelijkheden om projecten op te zetten met teams en gedeelde verantwoordelijkheid, het volgen van bugs en problemen, verbeterings verzoeken en meer, maken OBS een uniek, compleet platform voor het samenwerken aan software pakketten.</text:p>
      <text:p text:style-name="P3"/>
      <text:p text:style-name="P1">Bijblijven met Nieuwe Versies</text:p>
      <text:p text:style-name="P3">Ontwikkelaars zijn maar al te bekend met de stress rond het uitbrengen van nieuwe software. Dankzij de strakke schema's, nodig om de klanten tevreden te houden, kan het een buitengewoon pijnlijke dag of zelfs week worden wanneer er iets uitgebracht moet worden.</text:p>
      <text:p text:style-name="P3"/>
      <text:p text:style-name="P3">Toen Sankar's team een aantal grote, architectuur verandering had gemaakt in hun product, bleek al snel dat er een aantal problemen waren geïntroduceerd. De gebruikers hadden dagelijkse reparaties nodig om de fouten snel te repareren. “We gebruikten een oude bouw machine, die gebruik maakte van 'chroot jails' waarin we van afstand in konden loggen om te werken. Dat maakte ons leven er niet makkelijker op – zelfs eenvoudige dingen kosten veel tijd en moeite. Het systeem was wel snel, maar kon toch maar 1 ding tegelijk en je moest alles met de hand doen.” Het besluit om te migreren naar een interne OBS loste dat allemaal op: “Alles wat we nu hoeven toe doen is een afsplitsing te maken van een pakket, de wijzigingen (patch bestanden) te uploaden, het .spec bestand aan te passen, en de pakketten die er uit rollen worden vanzelf gepubliceerd in een verse software bron voor onze klanten.”</text:p>
      <text:p text:style-name="P3"/>
      <text:p text:style-name="P3">Er is altijd een balans tussen automatisering en controle, maar Sankar is van mening dat OBS het precies goed doet. “Dankzij de duidelijke splitsing tussen client en server, dingen zoals 'distributed builds', 'high availability' et cetera is allemaal eenvoudig te realiseren zonder dat pakket bouwers er iets aan hoeven te doen. OBS is eenvoudig voor iedereen te gebruiken, het heeft commando regel en web browser interfaces, zelfs een Android app. Het kostte ons 3 slapeloze nachten om een nieuwe versie uit te brengen, nu doen we nachtelijke releases en het kost ons maar een paar minute per week om nieuwe pakketten te bouwen.”</text:p>
      <text:p text:style-name="P3"/>
      <text:p text:style-name="P3">De nachtelijke releases brengen een flink voordeel naar software ontwikkeling. Niet alleen omdat het al snel duidelijk wordt waar de problemen zitten maar ook omdat de integratie met Broncode Management Systemen het mogelijk maken om sneller van concept naar resultaat te komen. Aaron Seigo, lead ontwikkelaar bij KDE's Plasma Project en een drijvende kracht achter de 'Vivaldi' (voorheen 'Spark') Open Source Tablet, is van mening dat OBS een belangrijke factor is voor het succes van het Plasma Active project. “OBS is centraal voor onze manier van werken: ontwerp- en design-gebaseerd en in kleine stappen (iteratief). Onze designers maken een ontwerp, de ontwikkelaars bouwen het en voegen het toe aan git, ons BMS. OBS neemt de code direct uit git, bouwt een pakket en de volgende morgen krijgen de designers de resultaten om te testen en hun reactie te geven. Het feit dat de ontwikkelaars aan de andere kant van de aardbol zitten – je merkt er niets van!”</text:p>
      <text:p text:style-name="P3"/>
      <text:p text:style-name="P3">De complexiteit van het bouwen van pakketten kan soms zorgen dat centrale figuren, de 'insiders', echt onmisbaar worden. Scribus ontwikkelaar Peter 'MrDocs' Linnell kwam tot die conclusie met een recente Adobe Reader versie. “Er was een aantal veiligheidsproblemen, dus het was belangrijk dat er <text:soft-page-break/>snel een uitgave kwam. Normaal wordt dat afgehandeld door iemand bij SUSE, maar die persoon was op vakantie. Gelukkig kon ik via OBS een afsplitsing maken en zo een update bouwen en testen. Daarna stuurde ik het geheel in als veiligheidsupdate. Daar Scribus een uitgebreide PDF uitvoer plugin heeft kon ik de test doen op een groot aantal PDF-bestanden, waaronder 3D en interactieve PDF-bestanden. Zonder OBS zou dit veel langer hebben geduurd – ik had zelf een aantal VM's op moeten zetten om te bouwen voor elke versie en architectuur en het SUSE-team had veel meer problemen gehad om mijn voorgestelde wijzigingen te accepteren. Maar OBS maakt het makkelijk voor hen om snel te zien wat ik heb aangepast EN te zien of het werkt voor alle architecturen en versies.”</text:p>
      <text:p text:style-name="P3"/>
      <text:p text:style-name="P1">Software Naar de Gebruiker Brengen</text:p>
      <text:p text:style-name="P3">Daar de OBS in staat is voor een grote variëteit aan Linux distributies en zelfs non-Linux platformen te bouwen wordt het gebruikt door een groot aantal projecten om software te bouwen en te verspreiden. OBS bied een simpele 'download' knop aan op hun website maar die pagina is niet echt bedoeld voor eind gebruikers. OBS genereert natuurlijk bronnen, waar je gebruikers naar kunt verwijzen maar dat is niet erg gebruiksvriendelijk. De beste oplossing is om gebruik te maken van de recente mogelijkheid om een OBS download pagina te integreren in een website. Er zijn verschillende opties, van een goede pagina waar je naar kunt linken tot iframe of zelfs directe PHP en HTML-objecten voor in een site. Je kunt ook 'appliances', disk images, op deze manier aanbieden.</text:p>
      <text:p text:style-name="P3"/>
      <text:p text:style-name="P3">Het eerste project wat van deze integratie gebruik heeft gemaakt was de ligt gewicht browser 'QupZilla'. De integratie, uitgevoerd door de lead ontwikkelaar David Rosca, kostte maar een paar minuten werk. Rosca was blij met het resultaat: “het bespaard gebruikers een extra klik vergeleken met de link waar ik ze eerst heen stuurde en het ziet er nog beter uit ook...”</text:p>
      <text:p text:style-name="P3"/>
      <text:p text:style-name="P1">Uiteindelijke Stappen: Het Maken van Schijf Afbeeldingen met KIWI</text:p>
      <text:p text:style-name="P4">KIWI maakt het mogelijk om handmatig 'spins' te maken van besturingssystemen, zoals <text:s/>geconfigureerde Appliances of meer generieke afbeeldingen en daarvan <text:s/>live CD's, USB-afbeeldingen of installatie DVD's te maken. Net als OBS, en bijzonder voor een open source project, is de documentatie van KIWI erg uitgebreid, compleet met stap-voor-stap handleidingen om gebruikers door het proces van het bouwen van een OS te begeleiden. En KIWI kan vrijwel alle Virtuele Machiene formaten, evenals harde schijf, Live en pre-load beelden maken.</text:p>
      <text:p text:style-name="P4"/>
      <text:p text:style-name="P4">KIWI is een commando regel programma, apart te gebruiken of in combinatie met de OBS. OBS, die sowieso al automatisch bepaald of een pakket opnieuw moet worden gebouwd omdat een een pakket waar het van afhankelijk is veranderd is, kan dat ook doen voor KIWI. Wanneer een ontwikkelaar dus een nieuwe bouw sessie start door een nieuwe tarball the uploaden of OBS vanuit git of bazaar code aan te bieden zullen de veranderde pakketten ook terecht komen in een vers KIWI beeld!</text:p>
      <text:p text:style-name="P3"/>
      <text:p text:style-name="P3">SUSE Studio is SUSE's eenvoudige web interface voor KIWI. Deze web tool is handig voor systeem beheerders maar ook voor beginners leuk om mee te spelen. Het kiezen van wat applicaties en het configureren van het systeem zijn zo eenvoudig dat een beginner in 20 minuten zonder problemen zijn eigen 'besturingssysteem' heeft gebouwd. En door de mogelijkheid om direct bestanden te uploaden, of nog mooier, alle pakketten vanuit de publieke OBS te installeren, zijn de mogelijkheden eindeloos! </text:p>
      <text:p text:style-name="P3"/>
      <text:p text:style-name="P3">Dankzij de 'testdrive' mogelijkheid in Studio, waarbij het net gebouwde beeld op de SUSE servers wordt gestart en via een flash-VNC verbinding naar de gebruiker wordt gestuurd is het eenvoudig te zien wat het resultaat is. Mooier nog, wijzigingen in bestanden kunnen per bestand eventueel worden toegevoegd aan het beeld op SUSEStudio.com! Als extra bonus kun je de KIWI configuratie uit Studio importeren of exporteren en in OBS gebruiken en zo verder verfijnen.</text:p>
      <text:p text:style-name="P3"><text:soft-page-break/></text:p>
      <text:p text:style-name="P1">Alles Samen: OSC, OBS en KIWI</text:p>
      <text:p text:style-name="P3">Een groot voordeel van de OBS is dat het feitelijk een compleet pakket aan tools is die je door het pakket bouw proces begeleiden. Kai-Uwe Behrman, ontwikkelaar van het Oyranos Kleuren Beheer Systeem, is van mening dat elk component een belangrijke rol speelt hierbij.</text:p>
      <text:p text:style-name="P3"/>
      <text:p text:style-name="P3">“De OBS is een geweldige tool om een hele software stack te bouwen, wijzigingen aan te brengen en het geheel eenvoudig aan te bieden aan gebruikers. Samen met SUSE Studio kunnen wij eenvoudig Live CD's aanbieden aan gebruikers om te laten zien hoe onze software werkt!”</text:p>
      <text:p text:style-name="P3"/>
      <text:p text:style-name="P3">Waar de web interface gebruiksgemak aanbied voor het bouwen, afsplitsen en beheren van pakketten levert de commando regel tool OSC flexibiliteit en snelheid. “Voor het aanpassen en optimaliseren van pakketten is de locale OSC interface enorm efficient. Ik kan de aanpassingen in .spec bestanden eenvoudig testen voordat ik ze naar de server stuur. Dit is veel sneller en spaart tijd op de server daar een enkele aanpassing in een pakket gevolgen kan hebben voor veel andere pakketten.”</text:p>
      <text:p text:style-name="P3"/>
      <text:p text:style-name="P3">De commando regel interface zal vertrouwd aanvoelen voor terminal gebruikers, legt Kai-Uwe uit. “Het eenvoudige commando “osc build” bouwt het pakket op je lokale systeem. Na afloop van het proces kun je precies zien waar de fouten zitten, en er worden automatisch tests zoals RPM Lint gedraaid waarvan je de resultaten ook kunt zien. Op deze manier kun je snel de grote fouten eruit halen. Het bouwproces op de OBS server is natuurlijk niet zo snel als lokaal, daar er veel meer werk te doen is in de virtuele machine. OSC bewaard je pakketten lokaal en gebruikt het software beheer om snel je bouw omgeving op te zetten, terwijl OBS op de server altijd met een schone lei begint om zeker te zijn dat het perfect schone pakketten maakt.”</text:p>
      <text:p text:style-name="P3"/>
      <text:p text:style-name="P3">Natuurlijk is niets in software ontwikkeling ooit eenvoudig (het noemen van RPM Lint was misschien al een hint). Hoewel OBS en OSC veel makkelijk maken kunnen ze niet voor de gebruiker denken. Kai-Uwe merkt dat het vinden van de juiste 'macro's' voor de verschillende distributies een probleem is. “Het kan lastig zijn om de benodigdheden en namen te vinden voor het bouwen van een pakket. Mandriva, bijvoorbeeld, gebruikt andere namen voor 64 en 32 bit pakketten in de .spec bestanden. Ook zijn er 'dummy' pakketten die lastig te identificeren zijn. Sophie (sophie.zarb.org) heeft me hierbij erg geholpen, echt een aanrader!”</text:p>
      <text:p text:style-name="P3"/>
      <text:p text:style-name="P3">Het is de moeite waard te vermelden dat de OBS, evenals SUSE Studio, waarop de Oyranos CD gebouwd is, de Amerikaanse patent wetten moeten volgen. Dat kan een probleem zijn – het is een keer voorgekomen dat de Oyranos disk offline moest worden gehaald omdat er standaard nVidia drivers werden meegeleverd, iets wat in de VS niet mag. Gelukkig konden de ontwikkelaars dit snel oplossen door de open source nouveau drivers mee te leveren en de nVidia drivers als optie aan te bieden na het installeren van de CD.</text:p>
      <text:p text:style-name="P3"/>
      <text:p text:style-name="P1">Conclusie</text:p>
      <text:p text:style-name="P3">De vrijheid van Vrije Software bied flexibiliteit, schaalbaarheid en onafhankelijkheid aan ontwikkelaars, maar dit komt met een nadeel: eenvoud. Hoewel de bestaande Linux distributies veel werk verrichten om dit op te lossen is er altijd een enorm aantal autonome projecten en individuele ontwikkelaars die hun eigen pakketten moeten of willen aanbieden. Dat is een teken dat de vrijheden om software te creëren, delen, verbeteren en verspreiden gebruikt worden – en de openSUSE community is trots dat ze een rol kunnen spelen in dat proces door middel van het ontwikkelen en beschikbaar maken van OBS en de open build.opensuse.org installatie.</text:p>
      <text:p text:style-name="P3">De Open Build Service bied een complete oplossing: code direct uit git of svn, gebouwd voor <text:soft-page-break/>willekeurig welk platform en OS en de resultaten direct beschikbaar voor gebruikers of geïntegreerd in een Virtuele Machine of schijf beeld dankzij KIWI. Het feit dat andere distributie projecten als MeeGo, Mer en anderen evenals SUSE en natuurlijk openSUSE complete besturingssystemen bouwen in OBS geeft wel aan dat de flexibiliteit en mogelijkheden van OBS vrijwel onbegrensd zijn. Met de groei in het aantal community's en bedrijven wat van OBS gebruik maakt lijkt de toekomst van dit 'inter-distributie pakket bouw systeem' gewaarborgd.</text:p>
      <text:p text:style-name="P3"/>
      <text:p text:style-name="P3">Links</text:p>
      <text:p text:style-name="P3">Open Build Service homepagina: http://www.open-build-service.org/</text:p>
      <text:p text:style-name="P3">Publieke instantie van de OBS: https://build.opensuse.org/</text:p>
      <text:p text:style-name="P3">osc collab homepagina: http://en.opensuse.org/openSUSE:Osc_Collab</text:p>
      <text:p text:style-name="P3">KIWI homepagina: http://en.opensuse.org/Portal:KIWI</text:p>
      <text:p text:style-name="P3">SUSE Studio: http://susestudio.co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Poortvliet</meta:initial-creator>
    <meta:creation-date>2012-03-29T12:58:54</meta:creation-date>
    <dc:date>2012-04-18T19:54:55</dc:date>
    <meta:editing-duration>PT21M32S</meta:editing-duration>
    <meta:editing-cycles>4</meta:editing-cycles>
    <meta:generator>LibreOffice/3.4$Unix LibreOffice_project/340m1$Build-1505</meta:generator>
    <meta:document-statistic meta:table-count="0" meta:image-count="0" meta:object-count="0" meta:page-count="6" meta:paragraph-count="50" meta:word-count="3131" meta:character-count="19488" meta:non-whitespace-character-count="16403"/>
  </office:meta>
</office:document-meta>
</file>